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ddle Leaf Fig <text:span text:style-name="T1">(Ficus lyrata), String of Pearls (Senecio rowleyanus), String of Bananas (Senecio radicans), Devil’s Ivy (Pothos), ZZ Plant (Zamioculcas zamiifolia, Madagascar Dragon Tree (Dracaena marginata), Maidenhair Fern (Adiantum), Mother-in-law’s Tongue (Sansevieria trifasciata), rubber plant (Ficus elastica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4T13:53:27.949000000</meta:creation-date>
    <dc:date>2019-10-24T13:58:32.817000000</dc:date>
    <meta:editing-duration>PT5M6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" meta:word-count="38" meta:character-count="317" meta:non-whitespace-character-count="280"/>
  </office:meta>
</office:document-meta>
</file>